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line-height="115%"/>
      <style:text-properties style:text-position="0% 100%" style:font-name="Liberation Mono" fo:font-size="10pt" fo:font-style="italic" fo:font-weight="normal" officeooo:rsid="000d7935" officeooo:paragraph-rsid="00260ce2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T1" style:family="text">
      <style:text-properties style:font-name-asian="Liberation Mono" style:font-name-complex="Liberation Mono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d660a" fo:background-color="#fff200" loext:char-shading-value="0"/>
    </style:style>
    <style:style style:name="T4" style:family="text">
      <style:text-properties officeooo:rsid="000e6d0d" fo:background-color="#fff200" loext:char-shading-value="0" style:font-name-asian="Liberation Mono" style:font-name-complex="Liberation Mono"/>
    </style:style>
    <style:style style:name="T5" style:family="text">
      <style:text-properties officeooo:rsid="000d660a"/>
    </style:style>
    <style:style style:name="T6" style:family="text">
      <style:text-properties officeooo:rsid="00047713"/>
    </style:style>
    <style:style style:name="T7" style:family="text">
      <style:text-properties fo:font-style="normal" fo:background-color="#fff200" loext:char-shading-value="0" style:font-style-asian="normal" style:font-style-complex="normal"/>
    </style:style>
    <style:style style:name="T8" style:family="text">
      <style:text-properties fo:font-style="normal" officeooo:rsid="000e6d0d" fo:background-color="#fff200" loext:char-shading-value="0" style:font-style-asian="normal" style:font-style-complex="normal"/>
    </style:style>
    <style:style style:name="T9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eyenda </text:p>
      <text:p text:style-name="P2"><text:span text:style-name="T2">Conjunción </text:span><text:span text:style-name="T3">^ </text:span><text:span text:style-name="T5">la proposición resultante será verdadera solamente cuando el</text:span></text:p>
      <text:p text:style-name="P2">valor de verdad de ambas proposiciones es verdadero.</text:p>
      <text:p text:style-name="P1"><text:s/>1 ^ 1 = 1 </text:p>
      <text:p text:style-name="P3"><text:s/>1 ^ 0 = 0 </text:p>
      <text:p text:style-name="P3"><text:s/>0 ^ 1 = 0 </text:p>
      <text:p text:style-name="P3"><text:s/>0 ^ 0 = 0 </text:p>
      <text:p text:style-name="P2"/>
      <text:p text:style-name="P2"/>
      <text:p text:style-name="P2"><text:span text:style-name="T2">Disyunción </text:span><text:span text:style-name="T3">v </text:span><text:span text:style-name="T5">la proposición resultante será falsa solamente cuando el valor</text:span></text:p>
      <text:p text:style-name="P2">de verdad de ambas proposiciones es falso.</text:p>
      <text:p text:style-name="P3"><text:s/>1 v 1 = 0 </text:p>
      <text:p text:style-name="P1"><text:s/>1 v 0 = <text:span text:style-name="T6">1</text:span> </text:p>
      <text:p text:style-name="P1"><text:s/>0 v 1 = <text:span text:style-name="T6">1</text:span> </text:p>
      <text:p text:style-name="P3"><text:s/>0 v 0 = <text:span text:style-name="T6">0</text:span> </text:p>
      <text:p text:style-name="P2"/>
      <text:p text:style-name="P2"/>
      <text:p text:style-name="P2"><text:span text:style-name="T7">* Disyunción exclusiva (a </text:span><text:span text:style-name="T8">v</text:span><text:span text:style-name="T7"> b) </text:span><text:span text:style-name="T8">^</text:span><text:span text:style-name="T7"> ¬(a </text:span><text:span text:style-name="T8">^</text:span><text:span text:style-name="T7"> b) </text:span>la proposición resultante será verdadera cuando solamente una de ellas sea verdadera.</text:p>
      <text:p text:style-name="P1"><text:s/>1 ^ 1 = 1 </text:p>
      <text:p text:style-name="P1"><text:s/>1 ^ 0 = 1 </text:p>
      <text:p text:style-name="P1"><text:s/>0 ^ 1 = 1 </text:p>
      <text:p text:style-name="P3"><text:s/>0 ^ 0 = 0 </text:p>
      <text:p text:style-name="P2"/>
      <text:p text:style-name="P2"/>
      <text:p text:style-name="P2"><text:span text:style-name="T2">Condicional </text:span><text:span text:style-name="T4">→ </text:span><text:span text:style-name="T2"><text:s/></text:span><text:span text:style-name="T9"><text:s/></text:span>la proposición resultante será falsa solamente cuando el valor de verdad del antecedente sea verdadero y el valor de verdad del consecuente sea falso.</text:p>
      <text:p text:style-name="P3"><text:s/>1 <text:span text:style-name="T1">→</text:span> 1 = 0 </text:p>
      <text:p text:style-name="P1"><text:s/>1 <text:span text:style-name="T1">→</text:span> 0 = 1 </text:p>
      <text:p text:style-name="P3"><text:s/>0 <text:span text:style-name="T1">→</text:span> 1 = 0 </text:p>
      <text:p text:style-name="P3"><text:s/>0 <text:span text:style-name="T1">→</text:span> 0 = 0 </text:p>
      <text:p text:style-name="P5"/>
      <text:p text:style-name="P5"/>
      <text:p text:style-name="P4"><text:span text:style-name="T2">Bicondicional </text:span><text:span text:style-name="T4">↔ </text:span><text:span text:style-name="T2"><text:s/></text:span>La proposición a↔b será verdadera cuando los valores de verdad de ambas proposiciones sean iguales. También se puede observar que la</text:p>
      <text:p text:style-name="P4">proposición a↔b será falsa cuando los valores de verdad de ambas</text:p>
      <text:p text:style-name="P4">proposiciones sean diferentes.</text:p>
      <text:p text:style-name="P1"><text:s/>1 <text:span text:style-name="T1">↔</text:span> 1 = 1 </text:p>
      <text:p text:style-name="P3"><text:s/>1 <text:span text:style-name="T1">↔</text:span> 0 = 0 </text:p>
      <text:p text:style-name="P3"><text:s/>0 <text:span text:style-name="T1">↔</text:span> 1 = 0 </text:p>
      <text:p text:style-name="P1"><text:s/>0 <text:span text:style-name="T1">↔</text:span> 0 =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54:18.907403941</meta:creation-date>
    <dc:date>2020-05-05T18:54:51.012370653</dc:date>
    <meta:editing-duration>PT3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22" meta:character-count="1006" meta:non-whitespace-character-count="770"/>
  </office:meta>
</office:document-meta>
</file>